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pitch="fixed"/>
    <style:font-face style:name="Arial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background-color="#ff0000">
        <style:background-image/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3" style:family="paragraph" style:parent-style-name="Standard" style:list-style-name="L1">
      <style:paragraph-properties fo:background-color="#ff0000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margin-left="1.251cm" fo:margin-right="0cm" fo:text-indent="0cm" style:auto-text-indent="false" fo:background-color="#ff0000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 fo:background-color="#ff9966">
        <style:background-image/>
      </style:paragraph-properties>
      <style:text-properties style:font-name="Courier New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 style:list-style-name="L1">
      <style:paragraph-properties fo:margin-left="1.251cm" fo:margin-right="0cm" fo:text-indent="0cm" style:auto-text-indent="false" fo:background-color="#ff9966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margin-left="2.501cm" fo:margin-right="0cm" fo:text-indent="0cm" style:auto-text-indent="false" fo:background-color="#ff0000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paragraph-properties fo:margin-left="2.501cm" fo:margin-right="0cm" fo:text-indent="0cm" style:auto-text-indent="false" fo:background-color="#ff9966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margin-left="2.501cm" fo:margin-right="0cm" fo:text-indent="0cm" style:auto-text-indent="false" fo:background-color="#ff9966">
        <style:background-image/>
      </style:paragraph-properties>
      <style:text-properties style:font-name="Courier New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Standard" style:list-style-name="L1">
      <style:paragraph-properties fo:margin-left="3.752cm" fo:margin-right="0cm" fo:text-indent="0cm" style:auto-text-indent="false" fo:background-color="#ff9966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 style:list-style-name="L1">
      <style:paragraph-properties fo:margin-left="1.251cm" fo:margin-right="0cm" fo:text-indent="0cm" style:auto-text-indent="false" fo:background-color="#ff0000">
        <style:background-image/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text-position="super 58%" style:font-name="Courier New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 style:list-style-name="L1">
      <style:paragraph-properties fo:margin-left="2.501cm" fo:margin-right="0cm" fo:text-indent="0cm" style:auto-text-indent="false" fo:background-color="#ffff99">
        <style:background-image/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list-style-name="L1">
      <style:paragraph-properties fo:margin-left="3.752cm" fo:margin-right="0cm" fo:text-indent="0cm" style:auto-text-indent="false" fo:background-color="#ffff99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 style:list-style-name="L1">
      <style:paragraph-properties fo:margin-left="5.002cm" fo:margin-right="0cm" fo:text-indent="0cm" style:auto-text-indent="false" fo:background-color="#ffff99">
        <style:background-image/>
      </style:paragraph-properties>
      <style:text-properties style:text-position="0% 100%" style:font-name="Courier New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L1">
      <style:paragraph-properties fo:margin-left="5.002cm" fo:margin-right="0cm" fo:text-indent="0cm" style:auto-text-indent="false" fo:background-color="#ffff99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 style:list-style-name="L1">
      <style:paragraph-properties fo:margin-left="6.253cm" fo:margin-right="0cm" fo:text-indent="0cm" style:auto-text-indent="false" fo:background-color="#ffff99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list-style-name="L1">
      <style:paragraph-properties fo:margin-left="6.253cm" fo:margin-right="0cm" fo:text-indent="0cm" style:auto-text-indent="false" fo:background-color="#ffff99">
        <style:background-image/>
      </style:paragraph-properties>
      <style:text-properties style:font-name="Courier New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ourier New" fo:font-size="9pt" style:text-underline-style="none" fo:font-weight="normal" style:font-size-asian="9pt" style:font-weight-asian="normal" style:font-size-complex="9pt" style:font-weight-complex="normal"/>
    </style:style>
    <style:style style:name="P22" style:family="paragraph" style:parent-style-name="Standard" style:list-style-name="L1">
      <style:paragraph-properties fo:margin-left="2.501cm" fo:margin-right="0cm" fo:text-indent="0cm" style:auto-text-indent="false" fo:background-color="#ccffff">
        <style:background-image/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3" style:family="paragraph" style:parent-style-name="Standard" style:list-style-name="L1">
      <style:paragraph-properties fo:margin-left="3.752cm" fo:margin-right="0cm" fo:text-indent="0cm" style:auto-text-indent="false" fo:background-color="#ccffff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 style:list-style-name="L1">
      <style:paragraph-properties fo:margin-left="5.002cm" fo:margin-right="0cm" fo:text-indent="0cm" style:auto-text-indent="false" fo:background-color="#ccffff">
        <style:background-image/>
      </style:paragraph-properties>
      <style:text-properties style:text-position="0% 100%" style:font-name="Courier New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L1">
      <style:paragraph-properties fo:margin-left="5.002cm" fo:margin-right="0cm" fo:text-indent="0cm" style:auto-text-indent="false" fo:background-color="#ccffff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 style:list-style-name="L1">
      <style:paragraph-properties fo:margin-left="6.253cm" fo:margin-right="0cm" fo:text-indent="0cm" style:auto-text-indent="false" fo:background-color="#ccffff">
        <style:background-image/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 style:list-style-name="L1">
      <style:paragraph-properties fo:margin-left="6.253cm" fo:margin-right="0cm" fo:text-indent="0cm" style:auto-text-indent="false" fo:background-color="#ccffff">
        <style:background-image/>
      </style:paragraph-properties>
      <style:text-properties style:font-name="Courier New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text-position="0% 100%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background-color="#ff0000"/>
    </style:style>
    <style:style style:name="T2" style:family="text">
      <style:text-properties fo:background-color="#ff9966"/>
    </style:style>
    <style:style style:name="T3" style:family="text">
      <style:text-properties fo:background-color="#ffff99"/>
    </style:style>
    <style:style style:name="T4" style:family="text">
      <style:text-properties fo:background-color="#ccffff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0% 100%"/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:<text:tab/><text:span text:style-name="T1">SYSTEM/GLOBAL</text:span><text:tab/><text:tab/><text:span text:style-name="T2">MAIN-SITE</text:span><text:tab/><text:span text:style-name="T3">SUB-SITE1</text:span><text:tab/><text:span text:style-name="T4">SUB-SITE2</text:span><text:tab/></text:p>
      <text:p text:style-name="P1"/>
      <text:p text:style-name="P2">main-site/</text:p>
      <text:list text:style-name="L1">
        <text:list-item>
          <text:p text:style-name="P3">META-INF/</text:p>
        </text:list-item>
        <text:list-item>
          <text:p text:style-name="P3">WEB-INF/</text:p>
        </text:list-item>
        <text:list-item>
          <text:p text:style-name="P4">classes/, lib/, tlds/</text:p>
        </text:list-item>
        <text:list-item>
          <text:p text:style-name="P4">web.xml</text:p>
        </text:list-item>
      </text:list>
      <text:p text:style-name="P5"/>
      <text:list text:style-name="L1">
        <text:list-item>
          <text:p text:style-name="P6">meshcms/<text:span text:style-name="T5">*2</text:span></text:p>
        </text:list-item>
        <text:list-item>
          <text:p text:style-name="P7">generated/, modules/, themes/</text:p>
        </text:list-item>
        <text:list-item>
          <text:p text:style-name="P7">private/<text:span text:style-name="T6">*3</text:span></text:p>
        </text:list-item>
        <text:list-item>
          <text:p text:style-name="P8">sites.xml<text:span text:style-name="T6">*1</text:span></text:p>
        </text:list-item>
        <text:list-item>
          <text:p text:style-name="P9">configuration.xml, siteinfo.xml</text:p>
        </text:list-item>
        <text:list-item>
          <text:p text:style-name="P9">repository/</text:p>
        </text:list-item>
        <text:list-item>
          <text:p text:style-name="P10">users/</text:p>
        </text:list-item>
        <text:list-item>
          <text:p text:style-name="P11">admin.xml [“admin” user passwd &amp; prefs]</text:p>
        </text:list-item>
        <text:list-item>
          <text:p text:style-name="P11">bob.xml [“bob” user passwd &amp; prefs]</text:p>
        </text:list-item>
      </text:list>
      <text:p text:style-name="P12"/>
      <text:list text:style-name="L1">
        <text:list-item>
          <text:p text:style-name="P13">admin/<text:span text:style-name="T5">*1</text:span></text:p>
        </text:list-item>
        <text:list-item>
          <text:p text:style-name="P8">filemanager/, help/, images/, modules/, scripts/, theme/, themes/</text:p>
        </text:list-item>
      </text:list>
      <text:p text:style-name="P12"/>
      <text:list text:style-name="L1">
        <text:list-item>
          <text:p text:style-name="P4">sites/<text:span text:style-name="T5">*1</text:span></text:p>
        </text:list-item>
      </text:list>
      <text:p text:style-name="P14"/>
      <text:list text:style-name="L1">
        <text:list-item>
          <text:p text:style-name="P15">sub-site1/</text:p>
        </text:list-item>
        <text:list-item>
          <text:p text:style-name="P16"><text:span text:style-name="T7">meshcms/</text:span><text:span text:style-name="T8">*2</text:span></text:p>
        </text:list-item>
        <text:list-item>
          <text:p text:style-name="P17"><text:span text:style-name="T9">generated/, modules/, themes/</text:span></text:p>
        </text:list-item>
        <text:list-item>
          <text:p text:style-name="P18">private/<text:span text:style-name="T6">*3</text:span></text:p>
        </text:list-item>
        <text:list-item>
          <text:p text:style-name="P19">configuration.xml, siteinfo.xml</text:p>
        </text:list-item>
        <text:list-item>
          <text:p text:style-name="P19">repository/</text:p>
        </text:list-item>
        <text:list-item>
          <text:p text:style-name="P20">users/<text:span text:style-name="T9"> ...</text:span></text:p>
        </text:list-item>
      </text:list>
      <text:p text:style-name="P21"/>
      <text:list text:style-name="L1">
        <text:list-item>
          <text:p text:style-name="P22">sub-site2/</text:p>
        </text:list-item>
        <text:list-item>
          <text:p text:style-name="P23"><text:span text:style-name="T7">meshcms/</text:span><text:span text:style-name="T8">*2</text:span></text:p>
        </text:list-item>
        <text:list-item>
          <text:p text:style-name="P24"><text:span text:style-name="T9">generated/, modules/, themes/</text:span></text:p>
        </text:list-item>
        <text:list-item>
          <text:p text:style-name="P25">private/<text:span text:style-name="T6">*3</text:span></text:p>
        </text:list-item>
        <text:list-item>
          <text:p text:style-name="P26">configuration.xml, siteinfo.xml</text:p>
        </text:list-item>
        <text:list-item>
          <text:p text:style-name="P27"><text:span text:style-name="T9">repository/</text:span></text:p>
        </text:list-item>
        <text:list-item>
          <text:p text:style-name="P26"><text:span text:style-name="T10">users/</text:span><text:span text:style-name="T9"> ...</text:span></text:p>
        </text:list-item>
      </text:list>
      <text:p text:style-name="P28"/>
      <text:p text:style-name="P28"><text:span text:style-name="T5">*1</text:span> main-site only</text:p>
      <text:p text:style-name="P29"><text:span text:style-name="T5">*2</text:span><text:span text:style-name="T11"> one per main-site and sub-site</text:span></text:p>
      <text:p text:style-name="P30"><text:span text:style-name="T5">*3</text:span> site config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pitch="fixed"/>
    <style:font-face style:name="Arial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6-17T13:41:37</meta:creation-date>
    <dc:date>2006-06-17T15:09:40</dc:date>
    <meta:print-date>2006-06-17T15:09:32</meta:print-date>
    <dc:language>en-GB</dc:language>
    <meta:editing-cycles>4</meta:editing-cycles>
    <meta:editing-duration>PT1H28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94" meta:character-count="661"/>
  </office:meta>
</office:document-meta>
</file>